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62.9709302325581" calcext:value-type="float">
            <text:p>62.9709302325581</text:p>
          </table:table-cell>
          <table:table-cell office:value-type="float" office:value="20.0823255813953" calcext:value-type="float">
            <text:p>20.0823255813953</text:p>
          </table:table-cell>
          <table:table-cell office:value-type="float" office:value="1.57189624746469" calcext:value-type="float">
            <text:p>1.57189624746469</text:p>
          </table:table-cell>
          <table:table-cell office:value-type="float" office:value="233.536340345956" calcext:value-type="float">
            <text:p>233.536340345956</text:p>
          </table:table-cell>
          <table:table-cell office:value-type="float" office:value="1.86961445318017" calcext:value-type="float">
            <text:p>1.8696144531801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office:value-type="float" office:value="47.7658227848101" calcext:value-type="float">
            <text:p>47.7658227848101</text:p>
          </table:table-cell>
          <table:table-cell office:value-type="float" office:value="15.1532911392405" calcext:value-type="float">
            <text:p>15.1532911392405</text:p>
          </table:table-cell>
          <table:table-cell office:value-type="float" office:value="1.5099196832913" calcext:value-type="float">
            <text:p>1.5099196832913</text:p>
          </table:table-cell>
          <table:table-cell office:value-type="float" office:value="273.535368352123" calcext:value-type="float">
            <text:p>273.535368352123</text:p>
          </table:table-cell>
          <table:table-cell office:value-type="float" office:value="6.64275088332914" calcext:value-type="float">
            <text:p>6.6427508833291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56.24" calcext:value-type="float">
            <text:p>56.24</text:p>
          </table:table-cell>
          <table:table-cell office:value-type="float" office:value="12.9776" calcext:value-type="float">
            <text:p>12.9776</text:p>
          </table:table-cell>
          <table:table-cell office:value-type="float" office:value="-0.266220450568874" calcext:value-type="float">
            <text:p>-0.266220450568874</text:p>
          </table:table-cell>
          <table:table-cell office:value-type="float" office:value="843.621641005913" calcext:value-type="float">
            <text:p>843.621641005913</text:p>
          </table:table-cell>
          <table:table-cell office:value-type="float" office:value="62.6641707201571" calcext:value-type="float">
            <text:p>62.664170720157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0.17" calcext:value-type="float">
            <text:p>0.17</text:p>
          </table:table-cell>
          <table:table-cell office:value-type="float" office:value="0.41" calcext:value-type="float">
            <text:p>0.41</text:p>
          </table:table-cell>
          <table:table-cell office:value-type="float" office:value="63.4705882352941" calcext:value-type="float">
            <text:p>63.4705882352941</text:p>
          </table:table-cell>
          <table:table-cell office:value-type="float" office:value="12.8764705882353" calcext:value-type="float">
            <text:p>12.8764705882353</text:p>
          </table:table-cell>
          <table:table-cell office:value-type="float" office:value="-1.95871000661058" calcext:value-type="float">
            <text:p>-1.95871000661058</text:p>
          </table:table-cell>
          <table:table-cell office:value-type="float" office:value="201.780720311728" calcext:value-type="float">
            <text:p>201.780720311728</text:p>
          </table:table-cell>
          <table:table-cell office:value-type="float" office:value="2.13655912813289" calcext:value-type="float">
            <text:p>2.1365591281328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40" calcext:value-type="float">
            <text:p>40</text:p>
          </table:table-cell>
          <table:table-cell office:value-type="float" office:value="10.06125" calcext:value-type="float">
            <text:p>10.06125</text:p>
          </table:table-cell>
          <table:table-cell office:value-type="float" office:value="-2.53100047231756" calcext:value-type="float">
            <text:p>-2.53100047231756</text:p>
          </table:table-cell>
          <table:table-cell office:value-type="float" office:value="322.302790175776" calcext:value-type="float">
            <text:p>322.302790175776</text:p>
          </table:table-cell>
          <table:table-cell office:value-type="float" office:value="10.6555196394077" calcext:value-type="float">
            <text:p>10.655519639407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ll in one rule06 nn2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61.5730337078652" calcext:value-type="float">
            <text:p>61.5730337078652</text:p>
          </table:table-cell>
          <table:table-cell office:value-type="float" office:value="19.3255056179775" calcext:value-type="float">
            <text:p>19.3255056179775</text:p>
          </table:table-cell>
          <table:table-cell office:value-type="float" office:value="1.54618885434922" calcext:value-type="float">
            <text:p>1.54618885434922</text:p>
          </table:table-cell>
          <table:table-cell office:value-type="float" office:value="233.796313778858" calcext:value-type="float">
            <text:p>233.796313778858</text:p>
          </table:table-cell>
          <table:table-cell office:value-type="float" office:value="2.98630688818768" calcext:value-type="float">
            <text:p>2.98630688818768</text:p>
          </table:table-cell>
          <table:table-cell office:value-type="string" calcext:value-type="string">
            <text:p>[0.75459394 0.24540606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5:17:27.105524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3T15:41:06.636171453</dc:date>
    <meta:editing-duration>PT3H36M26S</meta:editing-duration>
    <meta:editing-cycles>15</meta:editing-cycles>
    <meta:generator>LibreOffice/6.0.7.3$Linux_X86_64 LibreOffice_project/00m0$Build-3</meta:generator>
    <meta:document-statistic meta:table-count="1" meta:cell-count="62" meta:object-count="0"/>
  </office:meta>
</office:document-meta>
</file>